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0e9632"/>
    </style:style>
    <style:style style:name="P5" style:family="paragraph" style:parent-style-name="Standard">
      <style:text-properties officeooo:paragraph-rsid="000ec32f"/>
    </style:style>
    <style:style style:name="P6" style:family="paragraph" style:parent-style-name="Standard">
      <style:text-properties officeooo:paragraph-rsid="001041f8"/>
    </style:style>
    <style:style style:name="P7" style:family="paragraph" style:parent-style-name="Standard">
      <style:text-properties officeooo:paragraph-rsid="0015da0e"/>
    </style:style>
    <style:style style:name="P8" style:family="paragraph" style:parent-style-name="Preformatted_20_Text">
      <style:paragraph-properties fo:margin-top="0.1181in" fo:margin-bottom="0.1965in" style:contextual-spacing="false" style:writing-mode="lr-tb"/>
    </style:style>
    <style:style style:name="P9" style:family="paragraph" style:parent-style-name="Preformatted_20_Text">
      <style:paragraph-properties fo:margin-top="0.1181in" fo:margin-bottom="0.1965in" style:contextual-spacing="false"/>
    </style:style>
    <style:style style:name="P10" style:family="paragraph" style:parent-style-name="Preformatted_20_Text">
      <style:paragraph-properties style:writing-mode="lr-tb"/>
    </style:style>
    <style:style style:name="P11" style:family="paragraph" style:parent-style-name="Preformatted_20_Text">
      <style:paragraph-properties fo:margin-top="0in" fo:margin-bottom="0.1965in" style:contextual-spacing="false"/>
    </style:style>
    <style:style style:name="P12" style:family="paragraph" style:parent-style-name="List_20_Heading">
      <style:paragraph-properties fo:margin-top="0in" fo:margin-bottom="0.1965in" style:contextual-spacing="false"/>
    </style:style>
    <style:style style:name="P13" style:family="paragraph" style:parent-style-name="List_20_Contents">
      <style:paragraph-properties fo:margin-top="0in" fo:margin-bottom="0.1965in" style:contextual-spacing="false"/>
    </style:style>
    <style:style style:name="P14" style:family="paragraph" style:parent-style-name="Standard">
      <style:paragraph-properties fo:margin-left="0.4925in" fo:margin-right="0in" fo:text-indent="0in" style:auto-text-indent="false"/>
    </style:style>
    <style:style style:name="P15" style:family="paragraph" style:parent-style-name="Title">
      <style:paragraph-properties fo:break-before="page"/>
    </style:style>
    <style:style style:name="P16" style:family="paragraph" style:parent-style-name="Quotations">
      <style:text-properties fo:font-size="10pt" fo:font-style="italic"/>
    </style:style>
    <style:style style:name="P17" style:family="paragraph" style:parent-style-name="List_20_Contents" style:list-style-name="L35">
      <style:paragraph-properties fo:margin-top="0.1181in" fo:margin-bottom="0in" style:contextual-spacing="false"/>
    </style:style>
    <style:style style:name="P18" style:family="paragraph" style:parent-style-name="List_20_Contents" style:list-style-name="L39">
      <style:paragraph-properties fo:margin-top="0in" fo:margin-bottom="0.1965in" style:contextual-spacing="false"/>
    </style:style>
    <style:style style:name="P19" style:family="paragraph" style:parent-style-name="List_20_Contents" style:list-style-name="L40">
      <style:paragraph-properties fo:margin-top="0in" fo:margin-bottom="0.1965in" style:contextual-spacing="false"/>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3"/>
    <style:style style:name="P33" style:family="paragraph" style:parent-style-name="Standard" style:list-style-name="L14"/>
    <style:style style:name="P34" style:family="paragraph" style:parent-style-name="Standard" style:list-style-name="L15"/>
    <style:style style:name="P35" style:family="paragraph" style:parent-style-name="Standard" style:list-style-name="L16"/>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2"/>
    <style:style style:name="P41" style:family="paragraph" style:parent-style-name="Standard" style:list-style-name="L23"/>
    <style:style style:name="P42" style:family="paragraph" style:parent-style-name="Standard" style:list-style-name="L24"/>
    <style:style style:name="P43" style:family="paragraph" style:parent-style-name="Standard" style:list-style-name="L25"/>
    <style:style style:name="P44" style:family="paragraph" style:parent-style-name="Standard" style:list-style-name="L26"/>
    <style:style style:name="P45" style:family="paragraph" style:parent-style-name="Standard" style:list-style-name="L27"/>
    <style:style style:name="P46" style:family="paragraph" style:parent-style-name="Standard" style:list-style-name="L28"/>
    <style:style style:name="P47" style:family="paragraph" style:parent-style-name="Standard" style:list-style-name="L29"/>
    <style:style style:name="P48" style:family="paragraph" style:parent-style-name="Standard" style:list-style-name="L30"/>
    <style:style style:name="P49" style:family="paragraph" style:parent-style-name="Standard" style:list-style-name="L31"/>
    <style:style style:name="P50" style:family="paragraph" style:parent-style-name="Standard" style:list-style-name="L32"/>
    <style:style style:name="P51" style:family="paragraph" style:parent-style-name="Standard" style:list-style-name="L33"/>
    <style:style style:name="P52" style:family="paragraph" style:parent-style-name="Standard" style:list-style-name="L34"/>
    <style:style style:name="P53" style:family="paragraph" style:parent-style-name="Standard" style:list-style-name="L36"/>
    <style:style style:name="P54" style:family="paragraph" style:parent-style-name="Standard" style:list-style-name="L37"/>
    <style:style style:name="P55" style:family="paragraph" style:parent-style-name="Standard" style:list-style-name="L38"/>
    <style:style style:name="P56" style:family="paragraph" style:parent-style-name="Standard" style:list-style-name="L44"/>
    <style:style style:name="P57" style:family="paragraph" style:parent-style-name="Standard" style:list-style-name="L45"/>
    <style:style style:name="P58" style:family="paragraph" style:parent-style-name="Standard" style:list-style-name="L46"/>
    <style:style style:name="P59" style:family="paragraph" style:parent-style-name="Standard" style:list-style-name="L47"/>
    <style:style style:name="P60" style:family="paragraph" style:parent-style-name="Standard" style:list-style-name="L48"/>
    <style:style style:name="P61" style:family="paragraph" style:parent-style-name="Standard" style:list-style-name="L49"/>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Contents_20_Heading">
      <style:paragraph-properties fo:break-before="page"/>
    </style:style>
    <style:style style:name="P66" style:family="paragraph" style:parent-style-name="Heading_20_2">
      <style:text-properties officeooo:rsid="000e9632" officeooo:paragraph-rsid="000e9632"/>
    </style:style>
    <style:style style:name="P67" style:family="paragraph" style:parent-style-name="Heading_20_2">
      <style:text-properties style:text-underline-style="none"/>
    </style:style>
    <style:style style:name="P68" style:family="paragraph" style:parent-style-name="Heading_20_2">
      <style:text-properties officeooo:rsid="001041f8" officeooo:paragraph-rsid="001041f8"/>
    </style:style>
    <style:style style:name="P69" style:family="paragraph" style:parent-style-name="Heading_20_2">
      <style:text-properties officeooo:rsid="000ec32f" officeooo:paragraph-rsid="000ec32f"/>
    </style:style>
    <style:style style:name="P70" style:family="paragraph" style:parent-style-name="Heading_20_2">
      <style:text-properties officeooo:paragraph-rsid="001041f8"/>
    </style:style>
    <style:style style:name="P71" style:family="paragraph" style:parent-style-name="Heading_20_2">
      <style:paragraph-properties fo:margin-left="0in" fo:margin-right="0in" fo:text-indent="0in" style:auto-text-indent="false"/>
    </style:style>
    <style:style style:name="P72" style:family="paragraph" style:parent-style-name="Heading_20_2">
      <style:paragraph-properties fo:margin-top="0in" fo:margin-bottom="0.1965in" style:contextual-spacing="false"/>
    </style:style>
    <style:style style:name="P73" style:family="paragraph" style:parent-style-name="Heading_20_1">
      <style:paragraph-properties fo:break-before="page"/>
    </style:style>
    <style:style style:name="P74" style:family="paragraph" style:parent-style-name="Heading_20_1" style:list-style-name="">
      <style:paragraph-properties fo:break-before="page"/>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bold"/>
    </style:style>
    <style:style style:name="T2" style:family="text">
      <style:text-properties style:text-underline-style="none"/>
    </style:style>
    <style:style style:name="T3" style:family="text">
      <style:text-properties style:text-position="33% 80%"/>
    </style:style>
    <style:style style:name="T4" style:family="text">
      <style:text-properties fo:font-weight="normal" style:font-weight-asian="normal" style:font-weight-complex="normal"/>
    </style:style>
    <style:style style:name="T5" style:family="text">
      <style:text-properties fo:font-size="10pt" fo:font-style="italic"/>
    </style:style>
    <style:style style:name="T6" style:family="text">
      <style:text-properties officeooo:rsid="000e9632"/>
    </style:style>
    <style:style style:name="T7" style:family="text">
      <style:text-properties officeooo:rsid="000ec32f"/>
    </style:style>
    <style:style style:name="T8" style:family="text">
      <style:text-properties officeooo:rsid="001041f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4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P65">Contents</text:p>
          </text:index-title>
          <text:p text:style-name="P75"><text:a xlink:type="simple" xlink:href="#__RefHeading__6870_404019354" text:style-name="Internet_20_link" text:visited-style-name="Internet_20_link">Libraries</text:a><text:tab/>3</text:p>
          <text:p text:style-name="P75"><text:a xlink:type="simple" xlink:href="#__RefHeading__12191_1300998327" text:style-name="Internet_20_link" text:visited-style-name="Internet_20_link">Extensions</text:a><text:tab/>52</text:p>
          <text:p text:style-name="P75"><text:a xlink:type="simple" xlink:href="#__RefHeading__6872_404019354" text:style-name="Internet_20_link" text:visited-style-name="Internet_20_link">Fonts</text:a><text:tab/>56</text:p>
          <text:p text:style-name="P75"><text:a xlink:type="simple" xlink:href="#__RefHeading__12211_1300998327" text:style-name="Internet_20_link" text:visited-style-name="Internet_20_link">Dictionaries</text:a><text:tab/>64</text:p>
          <text:p text:style-name="P75"><text:a xlink:type="simple" xlink:href="#__RefHeading__6874_404019354" text:style-name="Internet_20_link" text:visited-style-name="Internet_20_link">Artwork</text:a><text:tab/>104</text:p>
          <text:p text:style-name="P75"><text:a xlink:type="simple" xlink:href="#__RefHeading__6876_404019354" text:style-name="Internet_20_link" text:visited-style-name="Internet_20_link">Miscellaneous</text:a><text:tab/>105</text:p>
          <text:p text:style-name="P75"><text:a xlink:type="simple" xlink:href="#__RefHeading__12227_1300998327" text:style-name="Internet_20_link" text:visited-style-name="Internet_20_link">GNU Lesser General Public License Version 3</text:a><text:tab/>107</text:p>
          <text:p text:style-name="P75"><text:a xlink:type="simple" xlink:href="#__RefHeading__6878_404019354" text:style-name="Internet_20_link" text:visited-style-name="Internet_20_link">GNU Lesser General Public License Version 2.1</text:a><text:tab/>111</text:p>
          <text:p text:style-name="P75"><text:a xlink:type="simple" xlink:href="#__RefHeading__6755_841587373" text:style-name="Internet_20_link" text:visited-style-name="Internet_20_link">GNU Library General Public License Version 2</text:a><text:tab/>121</text:p>
          <text:p text:style-name="P75"><text:a xlink:type="simple" xlink:href="#__RefHeading__6880_404019354" text:style-name="Internet_20_link" text:visited-style-name="Internet_20_link">GNU General Public License Version 3</text:a><text:tab/>130</text:p>
          <text:p text:style-name="P75"><text:a xlink:type="simple" xlink:href="#__RefHeading__12243_1300998327" text:style-name="Internet_20_link" text:visited-style-name="Internet_20_link">GNU General Public License Version 2</text:a><text:tab/>143</text:p>
          <text:p text:style-name="P75"><text:a xlink:type="simple" xlink:href="#__RefHeading__6882_404019354" text:style-name="Internet_20_link" text:visited-style-name="Internet_20_link">Mozilla Public License Version 1.1</text:a><text:tab/>150</text:p>
          <text:p text:style-name="P75"><text:a xlink:type="simple" xlink:href="#__RefHeading__7292_391374094" text:style-name="Internet_20_link" text:visited-style-name="Internet_20_link">Mozilla Public License Version 2.0</text:a><text:tab/>159</text:p>
          <text:p text:style-name="P75"><text:a xlink:type="simple" xlink:href="#__RefHeading__12201_1300998327" text:style-name="Internet_20_link" text:visited-style-name="Internet_20_link">SIL Open Font License Version 1.1 – 26 February 2007</text:a><text:tab/>165</text:p>
          <text:p text:style-name="P75"><text:a xlink:type="simple" xlink:href="#__RefHeading__6884_404019354" text:style-name="Internet_20_link" text:visited-style-name="Internet_20_link">Apache License</text:a><text:tab/>168</text:p>
          <text:p text:style-name="P75"><text:a xlink:type="simple" xlink:href="#__RefHeading__6886_404019354" text:style-name="Internet_20_link" text:visited-style-name="Internet_20_link">The LaTeX Project Public License</text:a><text:tab/>172</text:p>
          <text:p text:style-name="P75"><text:a xlink:type="simple" xlink:href="#__RefHeading__6757_841587373" text:style-name="Internet_20_link" text:visited-style-name="Internet_20_link">Creative Commons Attribution-ShareAlike 3.0 Unported</text:a><text:tab/>179</text:p>
        </text:index-body>
      </text:table-of-content>
      <text:p text:style-name="Standard"/>
      <text:p text:style-name="P15"><text:bookmark text:name="thirdparty"/>Third Party Code Additional Copyright Notices and License Terms</text:p>
      <text:h text:style-name="Heading_20_1" text:outline-level="1"><text:bookmark-start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he provisions above and replace them with the notice and other provisions required by the LGPL. If you do not delete the provisions above, a recipient may use your version of this file under either the SPL or the LGPL.</text:p>
      <text:p text:style-name="Standard"><text:soft-page-break/>Patrick Niemeyer (pat@pat.net) Author of Learning Java, O'Reilly &amp; Associates <text:a xlink:type="simple" xlink:href="http://www.pat.net/~pat/">http://www.pat.net/~pat/</text:a></text:p>
      <text:p text:style-name="Standard"><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5484633754866965953" text:style-name="L1">
        <text:list-item>
          <text:p text:style-name="P20">Redistributions of source code must retain the above copyright notice, this list of conditions and the following disclaimer.</text:p>
        </text:list-item>
        <text:list-item>
          <text:p text:style-name="P20">Redistributions in binary form must reproduce the above copyright notice, this list of conditions and the following disclaimer in the documentation and/or other materials provided with the distribution.</text:p>
        </text:list-item>
        <text:list-item>
          <text:p text:style-name="P20">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0, 1993, 1994, 1995 The Regents of the University of California. All rights reserved.</text:p>
      <text:p text:style-name="Standard"><text:soft-page-break/>Redistribution and use in source and binary forms, with or without modification, are permitted provided that the following conditions are met:</text:p>
      <text:list xml:id="list3264887926804283293" text:style-name="L2">
        <text:list-item>
          <text:p text:style-name="P21">Redistributions of source code must retain the above copyright notice, this list of conditions and the following disclaimer.</text:p>
        </text:list-item>
        <text:list-item>
          <text:p text:style-name="P21">Redistributions in binary form must reproduce the above copyright notice, this list of conditions and the following disclaimer in the documentation and/or other materials provided with the distribution.</text:p>
        </text:list-item>
        <text:list-item>
          <text:p text:style-name="P21">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6295723340008312398" text:style-name="L3">
        <text:list-item>
          <text:p text:style-name="P22">Redistributions of source code must retain the above copyright notice, this list of conditions and the following disclaimer.</text:p>
        </text:list-item>
        <text:list-item>
          <text:p text:style-name="P22">Redistributions in binary form must reproduce the above copyright notice, this list of conditions and the following disclaimer in the documentation and/or other materials provided with the distribution.</text:p>
        </text:list-item>
        <text:list-item>
          <text:p text:style-name="P22">Neither the name of the University nor the names of its contributors may be used to endorse or promote products derived from this software without specific prior written permission.</text:p>
        </text:list-item>
      </text:list>
      <text:p text:style-name="Standard">THIS SOFTWARE IS PROVIDED BY HARVARD AND ITS CONTRIBUTORS ``AS IS'' AND ANY EXPRESS OR IMPLIED WARRANTIES, INCLUDING, BUT NOT LIMITED TO, THE IMPLIED WARRANTIES OF MERCHANTABILITY AND FITNESS FOR A PARTICULAR PURPOSE ARE DISCLAIMED. IN NO EVENT <text:soft-page-break/>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Cairo is free software.</text:p>
      <text:p text:style-name="Standard">Every source file in the implementation[*] of cairo is available to be redistributed and/or modified under the terms of either the GNU Lesser General Public License (LGPL) version 2.1 or the Mozilla Public License (MPL) <text:soft-page-break/>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Heading_20_2" text:outline-level="2">expat XML Parser Toolkit</text:h>
      <text:p text:style-name="Standard">The following software may be included in this product: expat XML Parser Toolkit. Use of any of this software is governed by the terms of the license below:</text:p>
      <text:p text:style-name="Standard">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text:soft-page-break/>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4839900601068258507" text:style-name="L4">
        <text:list-item>
          <text:p text:style-name="P23">The full text of this NOTICE in a location viewable to users of the redistributed or derivative work.</text:p>
        </text:list-item>
        <text:list-item>
          <text:p text:style-name="P23">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23"><text:soft-page-break/>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text:soft-page-break/>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62885182869039630" text:style-name="L5">
        <text:list-item>
          <text:p text:style-name="P24">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24">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ext:soft-page-break/>this license.</text:p>
      <text:h text:style-name="Heading_20_3" text:outline-level="3">4. Contacts</text:h>
      <text:p text:style-name="Standard">There are two mailing lists related to FreeType:</text:p>
      <text:list xml:id="list4789114332923866188" text:style-name="L6">
        <text:list-item>
          <text:p text:style-name="P25">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2324760262871585176" text:style-name="L7">
        <text:list-item>
          <text:p text:style-name="P26">devel@freetype.org</text:p>
        </text:list-item>
      </text:list>
      <text:p text:style-name="Standard">Discusses bugs, as well as engine internals, design issues, specific licenses, porting, etc.</text:p>
      <text:list xml:id="list2553744346013210002" text:style-name="L8">
        <text:list-item>
          <text:p text:style-name="P27"><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p>
      <text:h text:style-name="Heading_20_2" text:outline-level="2"/>
      <text:h text:style-name="Heading_20_2" text:outline-level="2">GNU ISO C++ Library</text:h>
      <text:p text:style-name="Standard">The following software may be included in this product: GNU ISO C++ 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text:soft-page-break/>//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oft-page-break/><text:s text:c="3"/>DSO load/unload. <text:s/>*/</text:p>
      <text:h text:style-name="Heading_20_2"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text:soft-page-break/>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text:soft-page-break/>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text:soft-page-break/>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text:soft-page-break/>IJG JPEG Library</text:h>
      <text:p text:style-name="Standard">The following software may be included in this product: IJG JPEG Library. Use of any of this software is governed by the terms of the license below:</text:p>
      <text:p text:style-name="Standard">In plain English:</text:p>
      <text:list xml:id="list1421221180910438031" text:style-name="L9">
        <text:list-item>
          <text:p text:style-name="P28">We don't promise that this software works. (But if you find any bugs, please let us know!)</text:p>
        </text:list-item>
        <text:list-item>
          <text:p text:style-name="P28">You can use this software for whatever you want. You don't have to pay us.</text:p>
        </text:list-item>
        <text:list-item>
          <text:p text:style-name="P28">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text:soft-page-break/>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14">"The Graphics Interchange Format(c) is the Copyright property of CompuServe Incorporated. <text:s/>GIF(sm) is a Service Mark property of 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text:soft-page-break/>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text:soft-page-break/>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text:soft-page-break/>any of this software is governed by the terms of the license below:</text:p>
      <text:p text:style-name="Standard">Copyright (c) 2003, WiseGuys Internet B.V.</text:p>
      <text:p text:style-name="Standard">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66" text:outline-level="2">liblangtag</text:h>
      <text:p text:style-name="P4">The following software may be included in this product: <text:span text:style-name="T6">liblangtag</text:span>. Use of any of this software is governed by the terms of the license below:</text:p>
      <text:p text:style-name="P4"><text:a xlink:type="simple" xlink:href="#7.GNU Lesser General Public License Version 3|outline">Jump to LGPL Version 3</text:a></text:p>
      <text:h text:style-name="Heading_20_2" text:outline-level="2">libpng</text:h>
      <text:p text:style-name="Standard">The following software may be included in this product: libpng. Use of any of this software is governed by the terms of the license below:</text:p>
      <text:p text:style-name="Standard">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soft-pag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distributed according to the same disclaimer and license as libpng-1.2.5<text:line-break/>with the following individual added to the list of Contributing Authors<text:lin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 <text:s text:c="2"/>Sam Bushell<text:line-break/> <text:s text:c="2"/>Magnus Holmgren<text:line-break/> <text:s text:c="2"/>Greg Roelofs<text:line-break/> <text:s text:c="2"/>Tom Tanner<text:line-break/><text:line-break/><text:soft-pag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 <text:s text:c="2"/>Guy Eric Schalnat<text:line-break/> <text:s text:c="2"/>Paul Schmidt<text:lin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Libpng is OSI Certified Open Source Software. <text:s/>OSI Certified Open Source is a<text:line-break/>certification mark of the Open Source Initiative.<text:line-break/><text:line-break/>Glenn Randers-Pehrson<text:line-break/>glennrp at users.sourceforge.net<text:line-break/><text:soft-page-break/>February 3, 2011 <text:s/></text:p>
      <text:h text:style-name="Heading_20_2" text:outline-level="2">libvisio</text:h>
      <text:p text:style-name="Standard">The following software may be included in this product: libvisio.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ext:soft-page-break/>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text:soft-page-break/>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Heading_20_2" text:outline-level="2">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Heading_20_2" text:outline-level="2">Lucene</text:h>
      <text:p text:style-name="Standard">The following software may be included in this product: Lucene. Use of any of this software is governed by the terms of the license below:</text:p>
      <text:p text:style-name="P1">Apache Lucene<text:line-break/>Copyright 2006 The Apache Software Foundation</text:p>
      <text:p text:style-name="Standard"><text:span text:style-name="T2">This product includes software developed by The Apache Software Foundation </text:span><text:span text:style-name="T2">(</text:span><text:a xlink:type="simple" xlink:href="http://www.apache.org/">http://www.apache.org/</text:a><text:span text:style-name="T2">).</text:span></text:p>
      <text:p text:style-name="Standard"><text:span text:style-name="T2">The snowball stemmers in contrib/snowball/src/java/net/sf/snowball were developed by Martin Porter and Richard Boulton. The full snowball package is available from </text:span><text:a xlink:type="simple" xlink:href="http://snowball.tartarus.org/">http://snowball.tartarus.org/</text:a></text:p>
      <text:p text:style-name="Standard"><text:a xlink:type="simple" xlink:href="#9.Apache License|outline">Jump to Apache License Version 2.0</text:a></text:p>
      <text:h text:style-name="P67" text:outline-level="2"><text:soft-page-break/>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Microsoft Visual C++ 2008 Runtime Libraries</text:h>
      <text:p text:style-name="Standard">The following software may be included in this product: Microsoft Visual C++ 2008 Runtime Libraries. Use of any of this software is governed by the terms of the license below:</text:p>
      <text:p text:style-name="Standard">MICROSOFT SOFTWARE LICENSE TERMS</text:p>
      <text:p text:style-name="Standard">MICROSOFT VISUAL C++ 2008 RUNTIME LIBRARIES (X86, IA64 AND X64), SERVICE PACK 1</text:p>
      <text:p text:style-name="Standard">These license terms are an agreement between Microsoft Corporation (or based on where you live, one of its affiliates) and you. <text:s/>Please read them. <text:s/>They apply to the software named above, which includes the media on which you received it, if any. <text:s/>The terms also apply to any Microsoft</text:p>
      <text:p text:style-name="Standard">• updates,</text:p>
      <text:p text:style-name="Standard">• supplements,</text:p>
      <text:p text:style-name="Standard">• Internet-based services, and</text:p>
      <text:p text:style-name="Standard">• support services</text:p>
      <text:p text:style-name="Standard"><text:soft-page-break/>for this software, unless other terms accompany those items. <text:s/>If so, those terms apply.</text:p>
      <text:p text:style-name="Standard">BY USING THE SOFTWARE, YOU ACCEPT THESE TERMS. <text:s/>IF YOU DO NOT ACCEPT THEM, DO NOT USE THE SOFTWARE.</text:p>
      <text:p text:style-name="Standard">If you comply with these license terms, you have the rights below.</text:p>
      <text:p text:style-name="Standard">1. INSTALLATION AND USE RIGHTS. <text:s/>You may install and use any number of copies of the software on your devices.</text:p>
      <text:p text:style-name="Standard">2. SCOPE OF LICENSE. <text:s/>The software is licensed, not sold. This agreement only gives you some rights to use the software. <text:s/>Microsoft reserves all other rights. <text:s/>Unless applicable law gives you more rights despite this limitation, you may use the software only as expressly permitted in this agreement. <text:s/>In doing so, you must comply with any technical limitations in the software that only allow you to use it in certain ways. <text:s text:c="3"/>You may not</text:p>
      <text:p text:style-name="Standard">• disclose the results of any benchmark tests of the software to any third party without Microsoft’s prior written approval;</text:p>
      <text:p text:style-name="Standard">• work around any technical limitations in the software;</text:p>
      <text:p text:style-name="Standard">• reverse engineer, decompile or disassemble the software, except and only to the extent that applicable law expressly permits, despite this limitation;</text:p>
      <text:p text:style-name="Standard">• make more copies of the software than specified in this agreement or allowed by applicable law, despite this limitation;</text:p>
      <text:p text:style-name="Standard">• publish the software for others to copy;</text:p>
      <text:p text:style-name="Standard">• rent, lease or lend the software;</text:p>
      <text:p text:style-name="Standard">• transfer the software or this agreement to any third party; or</text:p>
      <text:p text:style-name="Standard">• use the software for commercial software hosting services.</text:p>
      <text:p text:style-name="Standard">3. BACKUP COPY. <text:s/>You may make one backup copy of the software. <text:s/>You may use it only to reinstall the software.</text:p>
      <text:p text:style-name="Standard">4. DOCUMENTATION. <text:s/>Any person that has valid access to your computer or internal network may copy and use the documentation for your internal, reference purposes.</text:p>
      <text:p text:style-name="Standard">5. EXPORT RESTRICTIONS. <text:s/>The software is subject to United States export laws and regulations. <text:s/>You must comply with all domestic and international export laws and regulations that apply to the software. <text:s/>These laws include restrictions on destinations, end users and end use. <text:s/>For additional <text:soft-page-break/>information, see www.microsoft.com/exporting.</text:p>
      <text:p text:style-name="Standard">6. SUPPORT SERVICES. Because this software is “as is,” we may not provide support services for it.</text:p>
      <text:p text:style-name="Standard">7. ENTIRE AGREEMENT. <text:s/>This agreement, and the terms for supplements, updates, Internet-based services and support services that you use, are the entire agreement for the software and support services.</text:p>
      <text:p text:style-name="Standard">8. APPLICABLE LAW.</text:p>
      <text:p text:style-name="Standard">a. United States. <text:s/>If you acquired the software in the United States, Washington state law governs the interpretation of this agreement and applies to claims for breach of it, regardless of conflict of laws principles. <text:s/>The laws of the state where you live govern all other claims, including claims under state consumer protection laws, unfair competition laws, and in tort.</text:p>
      <text:p text:style-name="Standard">b. Outside the United States. <text:s/>If you acquired the software in any other country, the laws of that country apply.</text:p>
      <text:p text:style-name="Standard">9. LEGAL EFFECT. <text:s/>This agreement describes certain legal rights. <text:s/>You may have other rights under the laws of your country. <text:s/>You may also have rights with respect to the party from whom you acquired the software. <text:s/>This agreement does not change your rights under the laws of your country if the laws of your country do not permit it to do so.</text:p>
      <text:p text:style-name="Standard">10. DISCLAIMER OF WARRANTY. <text:s text:c="2"/>THE SOFTWARE IS LICENSED “AS-IS.” <text:s/>YOU BEAR THE RISK OF USING IT. <text:s/>MICROSOFT GIVES NO EXPRESS WARRANTIES, GUARANTEES OR CONDITIONS. <text:s/>YOU MAY HAVE ADDITIONAL CONSUMER RIGHTS UNDER YOUR LOCAL LAWS WHICH THIS AGREEMENT CANNOT CHANGE. <text:s/>TO THE EXTENT PERMITTED UNDER YOUR LOCAL LAWS, MICROSOFT EXCLUDES THE IMPLIED WARRANTIES OF MERCHANTABILITY, FITNESS FOR A PARTICULAR PURPOSE AND NON-INFRINGEMENT.</text:p>
      <text:p text:style-name="Standard">11. LIMITATION ON AND EXCLUSION OF REMEDIES AND DAMAGES. <text:s/>YOU CAN RECOVER FROM MICROSOFT AND ITS SUPPLIERS ONLY DIRECT DAMAGES UP TO U.S. $5.00. <text:s/>YOU CANNOT RECOVER ANY OTHER DAMAGES, INCLUDING CONSEQUENTIAL, LOST PROFITS, SPECIAL, INDIRECT OR INCIDENTAL DAMAGES.</text:p>
      <text:p text:style-name="Standard">This limitation applies to</text:p>
      <text:p text:style-name="Standard">• anything related to the software, services, content (including code) on third party Internet sites, or third party programs; and</text:p>
      <text:p text:style-name="Standard">• claims for breach of contract, breach of warranty, guarantee or condition, strict liability, negligence, or other tort to the extent permitted by applicable law.</text:p>
      <text:p text:style-name="Standard"><text:soft-page-break/>It also applies even if Microsoft knew or should have known about the possibility of the damages. <text:s/>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text:soft-page-break/>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Heading_20_2" text:outline-level="2">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5363973360855238601" text:style-name="L10">
        <text:list-item>
          <text:p text:style-name="P29"><text:soft-page-break/>Redistribution of source code must retain the above copyright notice, this list of conditions and the following disclaimer.</text:p>
        </text:list-item>
        <text:list-item>
          <text:p text:style-name="P29">Redistribution in binary form must reproduce the above copyright notice, this list of conditions and the following disclaimer in the documentation and/or other materials provided with the distribution.</text:p>
        </text:list-item>
        <text:list-item>
          <text:p text:style-name="P29">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29">The names "OpenSSL Toolkit" and "OpenSSL Project" must not be used to endorse or promote products derived from this software without prior written permission. For written permission, please contact openssl-core@openssl.org.</text:p>
        </text:list-item>
        <text:list-item>
          <text:p text:style-name="P29">Products derived from this software may not be called "OpenSSL" nor may "OpenSSL" appear in their names without prior written permission of the OpenSSL Project.</text:p>
        </text:list-item>
        <text:list-item>
          <text:p text:style-name="P29">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soft-page-break/>(<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4657214723643427683" text:style-name="L11">
        <text:list-item>
          <text:p text:style-name="P30">Redistribution of source code must retain the copyright notice, this list of conditions and the following disclaimer.</text:p>
        </text:list-item>
        <text:list-item>
          <text:p text:style-name="P30">Redistribution in binary form must reproduce the above copyright notice, this list of conditions and the following disclaimer in the documentation and/or other materials provided with the distribution.</text:p>
        </text:list-item>
        <text:list-item>
          <text:p text:style-name="P30">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30">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ext:soft-page-break/>The license and distribution terms for any publicly available version or derivative of this code cannot be changed. i.e. this code cannot simply be copied and put under another distribution license [including the GNU Public License.]</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ext:soft-page-break/>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Platform SDK Redistributable: GDI+</text:h>
      <text:p text:style-name="Standard">The following software may be included in this product: Platform SDK Redistributable: GDI+ (gdiplus.dll). Use of any of this software is governed by the terms of the license below:</text:p>
      <text:p text:style-name="Standard">PLEASE NOTE: Microsoft Corporation (or based on where you live, one of its affiliates) licenses this supplement to you. The supplement is identified for use with one or more Microsoft operating system products (the 'software'). You may use a copy of this supplement with each validly licensed copy of the software. You may not use it if you do not have a license for the software. The license terms for the software apply to your use of this supplement. To read the license terms, go to <text:a xlink:type="simple" xlink:href="http://www.microsoft.com/useterms">www.microsoft.com/useterms</text:a>.</text:p>
      <text:p text:style-name="Standard">Microsoft provides support services for the supplement as described at <text:a xlink:type="simple" xlink:href="../../C:/Documents%20and%20Settings/timar/Dokumentumok/www.support.%20microsoft.com/common/international.aspx">www.support. microsoft.com/common/international.aspx</text:a>.</text:p>
      <text:p text:style-name="Standard">EULAID:HFX_RM.1_GDR_NRL_EN</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text:soft-page-break/>OF THE USE OF THIS SOFTWARE AND ITS DOCUMENTATION, EVEN IF 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text:soft-page-break/>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1. This LICENSE AGREEMENT is between BeOpen.com ("BeOpen"), having an office at 160 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text:soft-page-break/>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text:soft-page-break/>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soft-page-break/>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text:soft-page-break/>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even the implied warranty of MERCHANTABILITY or FITNESS FOR A PARTICULAR PURPOSE.</text:p>
      <text:p text:style-name="Standard">This file declares SANE application interface. See the SANE standard for a <text:soft-page-break/>detailed explanation of the interface.</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1">Boris Fomitchev</text:span> grants <text:span text:style-name="T1">Licensee</text:span> a non-exclusive, non-transferable, royalty-free license to use <text:span text:style-name="T1">STLport</text:span> and its documentation without fee.</text:p>
      <text:p text:style-name="Standard">By downloading, using, or copying <text:span text:style-name="T1">STLport</text:span> or any portion thereof, <text:span text:style-name="T1">Licensee</text:span> agrees to abide by the intellectual property laws and all other applicable laws of the United States of America, and to all of the terms and conditions of this Agreement.</text:p>
      <text:p text:style-name="Standard"><text:span text:style-name="T1">Licensee</text:span> shall maintain the following copyright and permission notices on <text:span text:style-name="T1">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1">Licensee</text:span> may distribute binaries compiled with <text:span text:style-name="T1">STLport</text:span> (whether original or modified) without any royalties or restrictions.</text:p>
      <text:p text:style-name="Standard">The <text:span text:style-name="T1">Licensee</text:span> may distribute original or modified <text:span text:style-name="T1">STLport</text:span> sources, provided that:</text:p>
      <text:list xml:id="list2825101442154309071" text:style-name="L12">
        <text:list-item>
          <text:p text:style-name="P31">The conditions indicated in the above permission notice are met;</text:p>
        </text:list-item>
        <text:list-item>
          <text:p text:style-name="P31">The following copyright notices are retained when present, and conditions provided in accompanying permission notices are met:</text:p>
        </text:list-item>
      </text:list>
      <text:p text:style-name="Standard">Copyright 1994 Hewlett-Packard Company</text:p>
      <text:p text:style-name="Standard">Copyright 1996,97 Silicon Graphics Computer Systems, Inc.</text:p>
      <text:p text:style-name="Standard">Copyright 1997 Moscow Center for SPARC Technology.</text:p>
      <text:p text:style-name="P16">Permission to use, copy, modify, distribute and sell this software and its documentation for any purpose is hereby granted without fee, provided that the <text:soft-page-break/>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1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5">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pan text:style-name="T5">SPARC Technology makes no representations about the suitability of this software for any purpose. It is provided "as is" without express or implied warranty.</text:span></text:p>
      <text:h text:style-name="Heading_20_2" text:outline-level="2">The Gimp Toolkit (GTK+)</text:h>
      <text:p text:style-name="Standard">The following software may be included in this product: GTK+ (The Gimp Toolkit). Use of any of this software is governed by the terms of the license below:</text:p>
      <text:p text:style-name="Standard"><text:a xlink:type="simple" xlink:href="#7.GNU Lesser General Public License Version 2.1|outline">Jump to LGPL Version 2.1</text:a></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text:soft-page-break/>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soft-page-break/><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text:soft-page-break/>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text:soft-page-break/>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2781482330350580778" text:style-name="L13">
        <text:list-item>
          <text:p text:style-name="P32">The full text of this NOTICE in a location viewable to users of the redistributed or derivative work.</text:p>
        </text:list-item>
        <text:list-item>
          <text:p text:style-name="P32">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2">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text:soft-page-break/>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xmlsec, xmlsec-openssl, xmlsec-gnutls libraries</text:h>
      <text:p text:style-name="Standard">Copyright (C) 2002-2003 Aleksey Sanin. All Rights Reserved.</text:p>
      <text:p text:style-name="Standard"><text:soft-pag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text:soft-page-break/>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text:soft-page-break/>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h text:style-name="P73" text:outline-level="1"><text:bookmark-start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Diagram</text:h>
      <text:p text:style-name="Standard">The following software may be included in this product: Diagram.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OpenOffice.org2GoogleDocs - export &amp; import to Google Docs, Zoho, WebDAV</text:h>
      <text:p text:style-name="Standard">The following software may be included in this product: OpenOffice.org2GoogleDocs - export &amp; import to Google Docs, Zoho, WebDAV. Use of any of this software is governed by the terms of the license below:</text:p>
      <text:p text:style-name="Standard"><text:soft-page-break/>Copyright © Przemyslaw Rumik</text:p>
      <text:p text:style-name="Standard"><text:a xlink:type="simple" xlink:href="#7.GNU Lesser General Public License Version 3|outline">Jump to LGPL Version 3</text:a></text:p>
      <text:h text:style-name="P71" text:outline-level="2">Hungarian cross-reference toolbar</text:h>
      <text:p text:style-name="Standard">The following software may be included in this product: Hungarian cross-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Lightproof Grammar Checker</text:h>
      <text:p text:style-name="Standard">The following software may be included in this product: Lightproof Grammar Checke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Numbertext language data (Soros programs):</text:p>
      <text:p text:style-name="Standard">LGPL/BSD dual-license, 2009-2010 (C) László Németh et al. (see AUTHORS)</text:p>
      <text:p text:style-name="Standard">Serbian modules:</text:p>
      <text:p text:style-name="Standard">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text:soft-page-break/>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Heading_20_2" text:outline-level="2">OpenOffice.org Blogger – Metaweblog support</text:h>
      <text:p text:style-name="Standard">The following software may be included in this product: OpenOffice.org Blogger. Use of any of this software is governed by the terms of the license below:</text:p>
      <text:p text:style-name="Standard">Copyright © Caolán McNamara (2009) <text:a xlink:type="simple" xlink:href="mailto:caolanm@redhat.com">caolanm@redhat.com</text:a></text:p>
      <text:p text:style-name="Standard">Licensed under LGPLv3 or later.</text:p>
      <text:p text:style-name="Standard"><text:a xlink:type="simple" xlink:href="#7.GNU Lesser General Public License Version 3|outline">Jump to LGPL Version 3</text:a></text:p>
      <text:h text:style-name="Heading_20_2" text:outline-level="2">Solver for Nonlinear Programming</text:h>
      <text:p text:style-name="P7">The following software may be included in this product: Solver for Nonlinear Programming.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soft-page-break/><text:a xlink:type="simple" xlink:href="http://ooop.sf.net/">http://ooop.sf.net/</text:a></text:p>
      <text:p text:style-name="Standard"><text:a xlink:type="simple" xlink:href="#7.GNU Lesser General Public License Version 3|outline">Jump to LGPL Version 3</text:a></text:p>
      <text:h text:style-name="P73" text:outline-level="1"><text:bookmark-start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start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start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Software that has been modified and is distributed under the "Bitstream Vera" names.</text:p>
      <text:p text:style-name="Standard"><text:soft-page-break/>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start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copy of one or more of the Font Software typefaces may be sold by itself.</text:p>
      <text:p text:style-name="Standard">THE FONT SOFTWARE IS PROVIDED "AS IS", WITHOUT WARRANTY OF <text:soft-page-break/>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Heading_20_2" text:outline-level="2"><text:bookmark-start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Heading_20_2" text:outline-level="2"><text:bookmark-start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Standard">This font set had been released under GNU Public License version 2 ("GPLv2") with exceptions.</text:p>
      <text:p text:style-name="Standard"><text:a xlink:type="simple" xlink:href="#4.GNU GENERAL PUBLIC LICENSE VERSION 2|outline">Jump to GPL Version 2</text:a></text:p>
      <text:h text:style-name="Heading_20_3" text:outline-level="3"><text:bookmark-start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1. The Software and License Exception. LIBERATION font software (the <text:soft-page-break/>"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text:p>
      <text:p text:style-name="Standard">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shall not affect the enforceability of the remaining provisions. This agreement <text:soft-page-break/>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start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start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ext:soft-page-break/>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Modified Version" refers to any derivative font software made by adding to, deleting, or substituting -- in part or in whole -- any of the components of the Standard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text:soft-page-break/>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68" text:outline-level="2">Open Sans</text:h>
      <text:p text:style-name="P6">The following software may be included in this product: <text:span text:style-name="T8">Open Sans</text:span> fonts. Use of any of this software is governed by the terms of the license below:</text:p>
      <text:p text:style-name="P6"><text:a xlink:type="simple" xlink:href="#11.Apache License|outline">Jump to Apache License Version 2.0</text:a></text:p>
      <text:h text:style-name="P68" text:outline-level="2">PT Serif</text:h>
      <text:p text:style-name="P5">The following software may be included in this product: <text:span text:style-name="T8">PT Serif</text:span> fonts. Use of any of this software is governed by the terms of the license below:</text:p>
      <text:p text:style-name="P6"><text:span text:style-name="T8">Copyright (c) 2010, ParaType Ltd. (</text:span><text:a xlink:type="simple" xlink:href="http://www.paratype.com/public"><text:span text:style-name="T8">http://www.paratype.com/public</text:span></text:a><text:span text:style-name="T8">), with Reserved Font Names "PT Sans", "PT Serif" and "ParaType".</text:span></text:p>
      <text:p text:style-name="P5">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P69" text:outline-level="2">Source Code Pro</text:h>
      <text:p text:style-name="P5">The following software may be included in this product: <text:span text:style-name="T7">Source Code Pro</text:span> fonts. Use of any of this software is governed by the terms of the license below:</text:p>
      <text:p text:style-name="P6"><text:span text:style-name="T8">Copyright 2010, 2012 Adobe Systems Incorporated (</text:span><text:a xlink:type="simple" xlink:href="http://www.adobe.com/"><text:span text:style-name="T8">http://www.adobe.com/</text:span></text:a><text:span text:style-name="T8">), with Reserved Font </text:span><text:span text:style-name="T8">Name 'Source'. All Rights Reserved. Source is a trademark of Adobe Systems Incorporated in the United States and/or other countries.</text:span></text:p>
      <text:p text:style-name="P6">This Font Software is licensed under the SIL Open Font License, Version 1.1. <text:soft-page-break/>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P70" text:outline-level="2"><text:span text:style-name="T7">Source </text:span><text:span text:style-name="T8">Sans</text:span><text:span text:style-name="T7"> Pro</text:span></text:h>
      <text:p text:style-name="P6">The following software may be included in this product: <text:span text:style-name="T7">Source </text:span><text:span text:style-name="T8">Sans</text:span><text:span text:style-name="T7"> Pro</text:span> fonts. Use of any of this software is governed by the terms of the license below:</text:p>
      <text:p text:style-name="P6"><text:span text:style-name="T8">Copyright 2010, 2012 Adobe Systems Incorporated (</text:span><text:a xlink:type="simple" xlink:href="http://www.adobe.com/"><text:span text:style-name="T8">http://www.adobe.com/</text:span></text:a><text:span text:style-name="T8">), with Reserved Font Name 'Source'. All Rights Reserved. Source is a trademark of Adobe Systems Incorporated in the United States and/or other countries.</text:span></text:p>
      <text:p text:style-name="P6">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P73" text:outline-level="1"><text:bookmark-start text:name="__RefHeading__12211_1300998327"/>Dictionaries<text:bookmark-end text:name="__RefHeading__12211_1300998327"/></text:h>
      <text:h text:style-name="Heading_20_2" text:outline-level="2"><text:bookmark-start text:name="__RefHeading__12213_1300998327"/>Afrikaans<text:bookmark-end text:name="__RefHeading__12213_1300998327"/></text:h>
      <text:h text:style-name="Heading_20_3" text:outline-level="3"><text:bookmark-start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start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start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soft-page-break/>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below:</text:p>
      <text:p text:style-name="Standard"><text:soft-page-break/>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start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Bulgarian</text:h>
      <text:h text:style-name="Heading_20_3" text:outline-level="3">Spelling dictionary</text:h>
      <text:p text:style-name="Standard">The following software may be included in this product: Bulgarian spelling dictionary. Use of any of this software is governed by the terms of the license below:</text:p>
      <text:p text:style-name="Standard"><text:soft-page-break/><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a xlink:type="simple" xlink:href="#12.GNU General Public License Version 2|outline">Jump to GNU GPL version 2.0</text:a></text:p>
      <text:h text:style-name="Heading_20_2" text:outline-level="2"><text:bookmark-start text:name="__RefHeading__12223_1300998327"/>Catalan<text:bookmark-end text:name="__RefHeading__12223_1300998327"/></text:h>
      <text:h text:style-name="Heading_20_3" text:outline-level="3"><text:bookmark-start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Hyphenation patterns</text:h>
      <text:p text:style-name="Standard">The following software may be included in this product: Catalan hyphenation <text:soft-page-break/>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text:soft-page-break/>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text:soft-page-break/>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4851220900757599896" text:style-name="L14">
        <text:list-item>
          <text:p text:style-name="P33"><text:soft-page-break/><text:a xlink:type="simple" xlink:href="#12.GNU General Public License Version 2|outline">GNU GPL version 2.0</text:a></text:p>
        </text:list-item>
        <text:list-item>
          <text:p text:style-name="P33"><text:a xlink:type="simple" xlink:href="#10.GNU Lesser General Public License Version 2.1|outline">GNU LGPL version 2.1</text:a></text:p>
        </text:list-item>
        <text:list-item>
          <text:p text:style-name="P33"><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1078668627" text:continue-numbering="true" text:style-name="L14">
        <text:list-item>
          <text:p text:style-name="P33"><text:a xlink:type="simple" xlink:href="#12.GNU General Public License Version 2|outline">GNU GPL version 2.0</text:a></text:p>
        </text:list-item>
        <text:list-item>
          <text:p text:style-name="P33"><text:a xlink:type="simple" xlink:href="#10.GNU Lesser General Public License Version 2.1|outline">GNU LGPL version 2.1</text:a></text:p>
        </text:list-item>
        <text:list-item>
          <text:p text:style-name="P33"><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00G; version of spell checking: 2.00G.</text:p>
      <text:p text:style-name="Standard"><text:soft-page-break/>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text:soft-page-break/>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text:soft-page-break/>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he terms of the GNU General Public License as published by the Free <text:soft-page-break/>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
      <text:p text:style-name="Preformatted_20_Text">The collective work is Copyright 2000-2007 by Kevin Atkinson as well</text:p>
      <text:p text:style-name="Preformatted_20_Text"><text:soft-page-break/>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 text:c="2"/>Date: Tue, 11 Jul 2000 19:31:34 +0100</text:p>
      <text:p text:style-name="Preformatted_20_Text"/>
      <text:p text:style-name="Preformatted_20_Text"><text:soft-page-break/><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he name files form the Census report is a government document which I</text:p>
      <text:p text:style-name="Preformatted_20_Text">don't think can be copyrighted.</text:p>
      <text:p text:style-name="Preformatted_20_Text"><text:soft-page-break/></text:p>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he 95 level includes the 354,984 single words and 256,772 compound</text:p>
      <text:p text:style-name="Preformatted_20_Text">words from the MWords package, ABLE.LST from the ENABLE Supplement,</text:p>
      <text:p text:style-name="Preformatted_20_Text"><text:soft-page-break/>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United Kingdom)</text:h>
      <text:h text:style-name="Heading_20_3" text:outline-level="3">Spelling dictionary</text:h>
      <text:p text:style-name="Standard">The following software may be included in this product: English (United <text:soft-page-break/>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text:soft-page-break/>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text:soft-page-break/>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text:soft-page-break/>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6127498418247475985" text:style-name="L15">
        <text:list-item>
          <text:p text:style-name="P34">MPL: <text:a xlink:type="simple" xlink:href="#13.Mozilla Public License Version 1.1|outline">Mozilla Public License version 1.1</text:a> or higher</text:p>
        </text:list-item>
        <text:list-item>
          <text:p text:style-name="P34">GPL: <text:a xlink:type="simple" xlink:href="#12.GNU General Public License Version 2|outline">GNU General Public License version 2.0</text:a> or higher</text:p>
        </text:list-item>
        <text:list-item>
          <text:p text:style-name="P34">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text:soft-page-break/>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text:soft-page-break/>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ext:soft-page-break/>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text:soft-page-break/>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text:soft-page-break/>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below:</text:p>
      <text:p text:style-name="Standard">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8533686884332937147" text:style-name="L16">
        <text:list-item>
          <text:p text:style-name="P35">Redistribution of source code must retain the above copyright notice, this list of conditions and the following disclaimer.</text:p>
        </text:list-item>
        <text:list-item>
          <text:p text:style-name="P35">Redistribution in binary form must reproduce the above copyright <text:soft-page-break/>notice, this list of conditions and the following disclaimer in the documentation and/or other materials provided with the distribution.</text:p>
        </text:list-item>
        <text:list-item>
          <text:p text:style-name="P35">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soft-page-break/><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text:soft-page-break/>Portoguise</text:h>
      <text:h text:style-name="Heading_20_3" text:outline-level="3">Spelling dictionary</text:h>
      <text:p text:style-name="Standard">The following software may be included in this product: Portoguise spelling dictionary. Use of any of this software is governed by the terms of the license below:</text:p>
      <text:p text:style-name="Standard">Copyright (C) 2006 <text:s/>Jose Joao de Almeida, Rui Vilela, Alberto Simões</text:p>
      <text:p text:style-name="Standard">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5148371873492105780" text:style-name="L17">
        <text:list-item>
          <text:p text:style-name="P36">Redistributions of source code must retain the above copyright notice, this list of conditions and the following disclaimer.</text:p>
        </text:list-item>
        <text:list-item>
          <text:p text:style-name="P36">Redistributions in binary form must reproduce the above copyright notice, this list of conditions and the following disclaimer in the documentation and/or other materials provided with the distribution.</text:p>
        </text:list-item>
        <text:list-item>
          <text:p text:style-name="P36">All advertising materials mentioning features or use of this software must display the following acknowledgement: This product includes software developed by the University of California, Berkeley and its contributors.</text:p>
        </text:list-item>
        <text:list-item>
          <text:p text:style-name="P36">Neither the name of the name of the authors mentioned above,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text:p>
      <text:p text:style-name="Standard"><text:soft-page-break/>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oguise 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oguise thesaurus. Use of any of this software is governed by the terms of the license below:</text:p>
      <text:p text:style-name="Standard"><text:a xlink:type="simple" xlink:href="#7.GNU General Public License Version 2|outline">Jump to GPL Version 2</text:a></text:p>
      <text:h text:style-name="Heading_20_2" text:outline-level="2">Portoguise (Brazilian)</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Portoguise (Brazilian) hyphenation patterns. Use of any of this software is governed by the terms of <text:soft-page-break/>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text:soft-page-break/>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3586032669570671785" text:style-name="L18">
        <text:list-item>
          <text:p text:style-name="P37">Redistribution of source code must retain the above copyright notice, this list of conditions and the following disclaimer.</text:p>
        </text:list-item>
        <text:list-item>
          <text:p text:style-name="P37">Redistribution in binary form must reproduce the above copyright notice, this list of conditions and the following disclaimer in the documentation and/or other materials provided with the distribution.</text:p>
        </text:list-item>
        <text:list-item>
          <text:p text:style-name="P37">Modified versions must be clearly marked as such.</text:p>
        </text:list-item>
        <text:list-item>
          <text:p text:style-name="P37">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ext:soft-page-break/>Thesaurus</text:h>
      <text:p text:style-name="Standard">The following software may be included in this product: Russian thesaurus. Use of any of this software is governed by the terms of the license below:</text:p>
      <text:p text:style-name="Standard">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text:soft-page-break/>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517456480056261596" text:style-name="L19">
        <text:list-item>
          <text:p text:style-name="P38">The GNU General Public License (GPL) Version 2, June 1991</text:p>
        </text:list-item>
        <text:list-item>
          <text:p text:style-name="P38">GNU Lesser General Public License Version 2.1, February 1999</text:p>
        </text:list-item>
        <text:list-item>
          <text:p text:style-name="P38">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ext:soft-page-break/>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panish hyphenation patterns.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Spanish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soft-page-break/><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12 Göran Andersson &lt;<text:a xlink:type="simple" xlink:href="mailto:goran@init.se">goran@init.se</text:a>&gt;.</text:p>
      <text:p text:style-name="Standard">This dictionary is made available subject to the terms of GNU Lesser General Public License Version 3.</text:p>
      <text:p text:style-name="Standard"><text:a xlink:type="simple" xlink:href="#7.GNU Lesser General Public License Version 3|outline">Jump to LGPL Version 3</text:a></text:p>
      <text:h text:style-name="Heading_20_3" text:outline-level="3">Thesaurus</text:h>
      <text:p text:style-name="Standard">The following software may be included in this product: Swedish thesaurus. Use of any of this software is governed by the terms of the license below:</text:p>
      <text:p text:style-name="Standard">This thesaurus was directly converted from Synlex. The synonyms will be displayed sorted by their voted synonym level.</text:p>
      <text:p text:style-name="Standard">The synlex file &lt;synpairs.xml&gt; license, You are free to use this file with the same license</text:p>
      <text:p text:style-name="Standard">Copyright (c) Viggo Kann KTH 2009</text:p>
      <text:p text:style-name="Standard">THIS MATERIAL IS PROVIDED AS IS, WITH ABSOLUTELY NO WARRANTY EXPRESSED OR IMPLIED. <text:s/>ANY USE IS AT YOUR OWN RISK.</text:p>
      <text:p text:style-name="Standard">Permission is hereby granted to use or copy this program for any purpose, provided the above notices are retained on all copies. Permission to modify the code and to distribute modified code is granted, provided the above notices are retained, and a notice that the code was modified is included with the above copyright notice.</text:p>
      <text:h text:style-name="Heading_20_2" text:outline-level="2">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GNU Hunspell Telugu <text:s/>Word List Package adaptation</text:p>
      <text:p text:style-name="Standard">Copyright © 2010 adaptation to Hunspell, Arjuna Rao Chavala<text:line-break/><text:soft-pag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text:soft-page-break/>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text:soft-page-break/>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73" text:outline-level="1"><text:bookmark-start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Heading_20_2" text:outline-level="2">Tango theme</text:h>
      <text:p text:style-name="Standard">Portions of the Tango theme contain work licenced under the Creative Commons Attribution-Share Alike 3.0 United States License. To view a <text:s/>copy of this licence, visit <text:a xlink:type="simple" xlink:href="http://creativecommons.org/licenses/by-sa/3.0/">http://creativecommons.org/licenses/by-sa/3.0/</text:a> or send a letter to Creative Commons, 171 Second Street, Suite 300, San Francisco, California 94105, USA.</text:p>
      <text:p text:style-name="Standard">This artwork is attributed to the "GNOME Project": <text:a xlink:type="simple" xlink:href="http://www.gnome.org/">http://www.gnome.org</text:a></text:p>
      <text:p text:style-name="Standard"><text:a xlink:type="simple" xlink:href="#15.Creative Commons Attribution-ShareAlike 3.0 Unported|outline">Jump to CC-BY-SA 3.0</text:a></text:p>
      <text:h text:style-name="P73" text:outline-level="1"><text:bookmark-start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3">®</text:span> SOFTWARE NOTICE AND LICENSE</text:h>
      <text:p text:style-name="Standard"><text:span text:style-name="T4">Copyright © 1994-2001 </text:span><text:a xlink:type="simple" xlink:href="http://www.w3.org/"><text:span text:style-name="T4">World Wide Web Consortium</text:span></text:a><text:span text:style-name="T4">, (</text:span><text:a xlink:type="simple" xlink:href="http://www.lcs.mit.edu/"><text:span text:style-name="T4">Massachusetts Institute of Technology</text:span></text:a><text:span text:style-name="T4">, </text:span><text:a xlink:type="simple" xlink:href="http://www.inria.fr/"><text:span text:style-name="T4">Institut National de Recherche en Informatique et en Automatique</text:span></text:a><text:span text:style-name="T4">, </text:span><text:a xlink:type="simple" xlink:href="http://www.keio.ac.jp/"><text:span text:style-name="T4">Keio University</text:span></text:a><text:span text:style-name="T4">). All Rights Reserved. </text:span><text:a xlink:type="simple" xlink:href="http://www.w3.org/Consortium/Legal/"><text:span text:style-name="T4">http://www.w3.org/Consortium/Legal/</text:span></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text:soft-page-break/>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2364336635975351793" text:style-name="L20">
        <text:list-item>
          <text:p text:style-name="P39">The full text of this NOTICE in a location viewable to users of the redistributed or derivative work.</text:p>
        </text:list-item>
        <text:list-item>
          <text:p text:style-name="P39">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9">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P73" text:outline-level="1"><text:bookmark-start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start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start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start text:name="__RefHeading__12233_1300998327"/><text:bookmark text:name="section2"/>2. Conveying Modified Versions.<text:bookmark-end text:name="__RefHeading__12233_1300998327"/></text:h>
      <text:p text:style-name="Standard">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7179097719552771851" text:style-name="L22">
        <text:list-item>
          <text:p text:style-name="P40"><text:soft-page-break/>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40">b) under the GNU GPL, with none of the additional permissions of this License applicable to that copy.</text:p>
        </text:list-item>
      </text:list>
      <text:h text:style-name="Heading_20_2" text:outline-level="2" text:is-list-header="true"><text:bookmark-start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1197101024300109055" text:style-name="L23">
        <text:list-item>
          <text:p text:style-name="P41">a) Give prominent notice with each copy of the object code that the Library is used in it and that the Library and its use are covered by this License.</text:p>
        </text:list-item>
        <text:list-item>
          <text:p text:style-name="P41">b) Accompany the object code with a copy of the GNU GPL and this license document.</text:p>
        </text:list-item>
      </text:list>
      <text:h text:style-name="Heading_20_2" text:outline-level="2" text:is-list-header="true"><text:bookmark-start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8268721146222321346" text:style-name="L24">
        <text:list-item>
          <text:p text:style-name="P42">a) Give prominent notice with each copy of the Combined Work that the Library is used in it and that the Library and its use are covered by this License.</text:p>
        </text:list-item>
        <text:list-item>
          <text:p text:style-name="P42">b) Accompany the Combined Work with a copy of the GNU GPL and this license document.</text:p>
        </text:list-item>
        <text:list-item>
          <text:p text:style-name="P42">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42">d) Do one of the following:</text:p>
          <text:list>
            <text:list-item>
              <text:p text:style-name="P42">0) Convey the Minimal Corresponding Source under the terms of this License, and the Corresponding Application Code in a form suitable for, and under terms that permit, the user to recombine or relink the Application with a modified version of the Linked <text:soft-page-break/>Version to produce a modified Combined Work, in the manner specified by section 6 of the GNU GPL for conveying Corresponding Source.</text:p>
            </text:list-item>
            <text:list-item>
              <text:p text:style-name="P42">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42">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71" text:outline-level="2" text:is-list-header="true"><text:bookmark-start text:name="__RefHeading__12239_1300998327"/><text:bookmark text:name="section5"/>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7431689183293144938" text:style-name="L25">
        <text:list-item>
          <text:p text:style-name="P43">a) Accompany the combined library with a copy of the same work based on the Library, uncombined with any other library facilities, conveyed under the terms of this License.</text:p>
        </text:list-item>
        <text:list-item>
          <text:p text:style-name="P43">b) Give prominent notice with the combined library that part of it is a work based on the Library, and explaining where to find the accompanying uncombined form of the same work.</text:p>
        </text:list-item>
      </text:list>
      <text:h text:style-name="P71" text:outline-level="2" text:is-list-header="true"><text:bookmark-start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text:soft-page-break/>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73" text:outline-level="1"><text:bookmark-start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and passed on, the recipients should know that what they have is not the <text:soft-page-break/>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follow. Pay close attention to the difference between a "work based on the <text:soft-page-break/>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text:soft-page-break/>also meet all of these conditions:</text:p>
      <text:list xml:id="list2475161222768285036" text:style-name="L26">
        <text:list-item>
          <text:p text:style-name="P44"><text:span text:style-name="Strong_20_Emphasis">a)</text:span> The modified work must itself be a software library.</text:p>
        </text:list-item>
        <text:list-item>
          <text:p text:style-name="P44"><text:span text:style-name="Strong_20_Emphasis">b)</text:span> You must cause the files modified to carry prominent notices stating that you changed the files and the date of any change.</text:p>
        </text:list-item>
        <text:list-item>
          <text:p text:style-name="P44"><text:span text:style-name="Strong_20_Emphasis">c)</text:span> You must cause the whole of the work to be licensed at no charge to all third parties under the terms of this License.</text:p>
        </text:list-item>
        <text:list-item>
          <text:p text:style-name="P44"><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44">(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Standard"><text:soft-page-break/>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Standard"><text:soft-page-break/><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4775752112566673883" text:style-name="L27">
        <text:list-item>
          <text:p text:style-name="P45"><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5"><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5"><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45"><text:span text:style-name="Strong_20_Emphasis">d)</text:span> If distribution of the work is made by offering access to copy from a designated place, offer equivalent access to copy the above specified materials from the same place.</text:p>
        </text:list-item>
        <text:list-item>
          <text:p text:style-name="P45"><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text:soft-page-break/>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8296793011788344249" text:style-name="L28">
        <text:list-item>
          <text:p text:style-name="P46"><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46"><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text:soft-page-break/>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soft-page-break/><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text:soft-page-break/>License along with this library; if not, write to the Free Software</text:p>
      <text:p text:style-name="P11">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11">Ty Coon, President of Vice</text:p>
      <text:p text:style-name="Standard">That's all there is to it!</text:p>
      <text:h text:style-name="P73" text:outline-level="1"><text:bookmark-start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11">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what they have is not the original version, so that any problems introduced by <text:soft-page-break/>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RMS AND CONDITIONS FOR COPYING, DISTRIBUTION AND MODIFICATION</text:h>
      <text:p text:style-name="Standard"><text:span text:style-name="Strong_20_Emphasis">0.</text:span> This License Agreement applies to any software library which contains a <text:soft-page-break/>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1462393316755665105" text:style-name="L29">
        <text:list-item>
          <text:p text:style-name="P47"><text:span text:style-name="Strong_20_Emphasis">a)</text:span> The modified work must itself be a software library. </text:p>
        </text:list-item>
        <text:list-item>
          <text:p text:style-name="P47"><text:span text:style-name="Strong_20_Emphasis">b)</text:span> You must cause the files modified to carry prominent notices stating that you changed the files and the date of any change. </text:p>
        </text:list-item>
        <text:list-item>
          <text:p text:style-name="P47"><text:span text:style-name="Strong_20_Emphasis">c)</text:span> You must cause the whole of the work to be licensed at no charge to <text:soft-page-break/>all third parties under the terms of this License. </text:p>
        </text:list-item>
        <text:list-item>
          <text:p text:style-name="P47"><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47">(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text:soft-page-break/>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text:soft-page-break/>copyright notices, you must include the copyright notice for the Library among them, as well as a reference directing the user to the copy of this License. Also, you must do one of these things: </text:p>
      <text:list xml:id="list2528060638523869048" text:style-name="L30">
        <text:list-item>
          <text:p text:style-name="P48"><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48"><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48"><text:span text:style-name="Strong_20_Emphasis">c)</text:span> If distribution of the work is made by offering access to copy from a designated place, offer equivalent access to copy the above specified materials from the same place. </text:p>
        </text:list-item>
        <text:list-item>
          <text:p text:style-name="P48"><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p>
      <text:list xml:id="list4333966105525699300" text:style-name="L31">
        <text:list-item>
          <text:p text:style-name="P49"><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49"><text:soft-page-break/><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ext:soft-page-break/>that choice. </text:p>
      <text:p text:style-name="Standard">This section is intended to make thoroughly clear what is believed to be a consequence of the rest of this License. </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text:soft-page-break/>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11">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11">Ty Coon, President of Vice</text:p>
      <text:p text:style-name="Standard">That's all there is to it!</text:p>
      <text:h text:style-name="Heading_20_1" text:outline-level="1"><text:bookmark-start text:name="__RefHeading__6880_404019354"/><text:soft-page-break/>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text:soft-page-break/>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text:soft-page-break/>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text:soft-page-break/>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You may charge any price or no price for each copy that you convey, and you may offer support or warranty protection for a fee.</text:p>
      <text:h text:style-name="Heading_20_3" text:outline-level="3"><text:bookmark text:name="section52"/>5. Conveying Modified Source Versions.</text:h>
      <text:p text:style-name="Standard">You may convey a work based on the Program, or the modifications to produce <text:soft-page-break/>it from the Program, in the form of source code under the terms of section 4, provided that you also meet all of these conditions:</text:p>
      <text:list xml:id="list8323793351740294836" text:style-name="L32">
        <text:list-item>
          <text:p text:style-name="P50">a) The work must carry prominent notices stating that you modified it, and giving a relevant date.</text:p>
        </text:list-item>
        <text:list-item>
          <text:p text:style-name="P50">b) The work must carry prominent notices stating that it is released under this License and any conditions added under section 7. This requirement modifies the requirement in section 4 to “keep intact all notices”.</text:p>
        </text:list-item>
        <text:list-item>
          <text:p text:style-name="P5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50">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3632117093066600213" text:style-name="L33">
        <text:list-item>
          <text:p text:style-name="P51">a) Convey the object code in, or embodied in, a physical product (including a physical distribution medium), accompanied by the Corresponding Source fixed on a durable physical medium customarily used for software interchange.</text:p>
        </text:list-item>
        <text:list-item>
          <text:p text:style-name="P51">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text:soft-page-break/>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51">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5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51">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material) supplement the terms of this License with terms:</text:p>
      <text:list xml:id="list8309788348222317797" text:style-name="L34">
        <text:list-item>
          <text:p text:style-name="P52">a) Disclaiming warranty or limiting liability differently from the terms of sections 15 and 16 of this License; or</text:p>
        </text:list-item>
        <text:list-item>
          <text:p text:style-name="P52">b) Requiring preservation of specified reasonable legal notices or author attributions in that material or in the Appropriate Legal Notices <text:soft-page-break/>displayed by works containing it; or</text:p>
        </text:list-item>
        <text:list-item>
          <text:p text:style-name="P52">c) Prohibiting misrepresentation of the origin of that material, or requiring that modified versions of such material be marked in reasonable ways as different from the original version; or</text:p>
        </text:list-item>
        <text:list-item>
          <text:p text:style-name="P52">d) Limiting the use for publicity purposes of names of licensors or authors of the material; or</text:p>
        </text:list-item>
        <text:list-item>
          <text:p text:style-name="P52">e) Declining to grant rights under trademark law for use of some trade names, trademarks, or service marks; or</text:p>
        </text:list-item>
        <text:list-item>
          <text:p text:style-name="P52">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text:soft-page-break/>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text:soft-page-break/>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text:soft-page-break/>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text:soft-page-break/>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ext:soft-page-break/>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10"><text:s/>&lt;one line to give the program's name and a brief idea of what it does.&gt;</text:p>
      <text:p text:style-name="P10"><text:s/>Copyright (C) &lt;year&gt; &lt;name of author&gt;</text:p>
      <text:p text:style-name="P10"/>
      <text:p text:style-name="P10"><text:s/>This program is free software: you can redistribute it and/or modify</text:p>
      <text:p text:style-name="P10"><text:s/>it under the terms of the GNU General Public License as published by</text:p>
      <text:p text:style-name="P10"><text:s/>the Free Software Foundation, either version 3 of the License, or</text:p>
      <text:p text:style-name="P10"><text:s/>(at your option) any later version.</text:p>
      <text:p text:style-name="P10"/>
      <text:p text:style-name="P10"><text:s/>This program is distributed in the hope that it will be useful,</text:p>
      <text:p text:style-name="P10"><text:s/>but WITHOUT ANY WARRANTY; without even the implied warranty of</text:p>
      <text:p text:style-name="P10"><text:s/>MERCHANTABILITY or FITNESS FOR A PARTICULAR PURPOSE. See the</text:p>
      <text:p text:style-name="P10"><text:s/>GNU General Public License for more details.</text:p>
      <text:p text:style-name="P10"/>
      <text:p text:style-name="P10"><text:s/>You should have received a copy of the GNU General Public License</text:p>
      <text:p text:style-name="P8"><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10"><text:s/>&lt;program&gt; Copyright (C) &lt;year&gt; &lt;name of author&gt;</text:p>
      <text:p text:style-name="P10"><text:s/>This program comes with ABSOLUTELY NO WARRANTY; for details type `show w'.</text:p>
      <text:p text:style-name="P10"><text:s/>This is free software, and you are welcome to redistribute it</text:p>
      <text:p text:style-name="P8"><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text:a xlink:type="simple" xlink:href="http://www.gnu.org/philosophy/why-not-lgpl.html">http://www.gnu.org/philosophy/why-not-lgpl.html</text:a>&gt;.</text:p>
      <text:p text:style-name="Standard"/>
      <text:h text:style-name="P73" text:outline-level="1"><text:bookmark-start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9">of this license document, but changing it is not allowed.</text:p>
      <text:h text:style-name="Heading_20_2" text:outline-level="2"><text:bookmark-start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Standard"><text:soft-page-break/>The precise terms and conditions for copying, distribution and modification follow.</text:p>
      <text:h text:style-name="Heading_20_2" text:outline-level="2"><text:bookmark-start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text:soft-page-break/>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If distribution of executable or object code is made by offering access to copy <text:soft-page-break/>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text:soft-page-break/>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WHO MAY MODIFY AND/OR REDISTRIBUTE THE PROGRAM AS <text:soft-page-break/>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start text:name="__RefHeading__12249_1300998327"/>END OF TERMS AND CONDITIONS<text:bookmark-end text:name="__RefHeading__12249_1300998327"/></text:p>
      <text:h text:style-name="Heading_20_2" text:outline-level="2"><text:bookmark-start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9">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9">for details.</text:p>
      <text:p text:style-name="Standard">The hypothetical commands <text:span text:style-name="Example">`show w'</text:span> and <text:span text:style-name="Example">`show c'</text:span> should show the appropriate parts of the General Public License. Of course, the commands you use may be called something other than <text:span text:style-name="Example">`show w'</text:span> and <text:span text:style-name="Example">`show c'</text:span>; they could <text:soft-page-break/>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9">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73" text:outline-level="1"><text:bookmark-start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1230650145097270191" text:style-name="L35">
        <text:list-item>
          <text:p text:style-name="P17"><text:bookmark text:name="section-1.9-a"/>Any addition to or deletion from the contents of a file containing Original Code or previous Modifications.</text:p>
        </text:list-item>
        <text:list-item>
          <text:p text:style-name="P17"><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1.11. "Source Code"</text:p>
      <text:p text:style-name="List_20_Contents"><text:soft-page-break/>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1832772677933337125" text:style-name="L36">
        <text:list-item>
          <text:p text:style-name="P53"><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53"><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53"><text:bookmark text:name="section-2.1-c"/>the licenses granted in this Section 2.1 (a) and (b) are effective on the date Initial Developer first distributes Original Code under the terms of this License.</text:p>
        </text:list-item>
        <text:list-item>
          <text:p text:style-name="P53"><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1553504523099459892" text:style-name="L37">
        <text:list-item>
          <text:p text:style-name="P54"><text:bookmark text:name="section-2.2-a"/>under intellectual property rights (other than patent or trademark) <text:soft-page-break/>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54"><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54"><text:bookmark text:name="section-2.2-c"/>the licenses granted in Sections 2.2 (a) and 2.2 (b) are effective on the date Contributor first makes Commercial Use of the Covered Code.</text:p>
        </text:list-item>
        <text:list-item>
          <text:p text:style-name="P54"><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text:soft-page-break/>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ext:soft-page-break/>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he extent prohibited by statute or regulation, such description must be sufficiently detailed for a recipient of ordinary skill to be able to understand it.</text:p>
      <text:h text:style-name="Heading_20_2" text:outline-level="2"><text:bookmark text:name="section-5"/><text:soft-page-break/>5. Application of this License.</text:h>
      <text:p text:style-name="Standard">This License applies to code to which the Initial Developer has attached the notice in Exhibit A and to related Covered Code.</text:p>
      <text:h text:style-name="Heading_20_2" text:outline-level="2"><text:bookmark text:name="section-6"/>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ext:span><text:span text:style-name="Strong_20_Emphasis">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8. Termination</text:h>
      <text:p text:style-name="Standard"><text:bookmark text:name="section-8.1"/>8.1. This License and the rights granted hereunder will terminate automatically if You fail to comply with terms herein and fail to cure such <text:soft-page-break/>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4134230544322379611" text:style-name="L38">
        <text:list-item>
          <text:p text:style-name="P55"><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55"><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text:span><text:soft-page-break/><text:span text:style-name="Strong_20_Emphasis">work stoppage, computer failure or malfunction, or any and all other </text:span><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text:span><text:span text:style-name="Strong_20_Emphasis">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text:soft-page-break/>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11">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74" text:outline-level="1"><text:bookmark-start text:name="__RefHeading__7292_391374094"/><text:bookmark text:name="mozilla-public-license-version-2.0"/>Mozilla Public License Version 2.0<text:bookmark-end text:name="__RefHeading__7292_391374094"/></text:h>
      <text:h text:style-name="P72" text:outline-level="2"><text:bookmark text:name="definitions1"/>1. Definitions</text:h>
      <text:p text:style-name="P12">1.1. “Contributor” </text:p>
      <text:p text:style-name="P13">means each individual or legal entity that creates, contributes to the creation of, or owns Covered Software.</text:p>
      <text:p text:style-name="P12">1.2. “Contributor Version” </text:p>
      <text:p text:style-name="P13">means the combination of the Contributions of others (if any) used by a Contributor and that particular Contributor’s Contribution.</text:p>
      <text:p text:style-name="P12">1.3. “Contribution” </text:p>
      <text:p text:style-name="P13">means Covered Software of a particular Contributor.</text:p>
      <text:p text:style-name="P12">1.4. “Covered Software” </text:p>
      <text:p text:style-name="P13">means Source Code Form to which the initial Contributor has attached the notice in Exhibit A, the Executable Form of such Source Code Form, and Modifications of such Source Code Form, in each case including portions thereof.</text:p>
      <text:p text:style-name="P12">1.5. “Incompatible With Secondary Licenses” </text:p>
      <text:p text:style-name="P13">means</text:p>
      <text:list xml:id="list2129489638011111588" text:style-name="L39">
        <text:list-item>
          <text:p text:style-name="P18">that the initial Contributor has attached the notice described in Exhibit B to the Covered Software; or</text:p>
        </text:list-item>
        <text:list-item>
          <text:p text:style-name="P18">that the Covered Software was made available under the terms of version 1.1 or earlier of the License, but not also under the terms of a Secondary License.</text:p>
        </text:list-item>
      </text:list>
      <text:p text:style-name="P12">1.6. “Executable Form” </text:p>
      <text:p text:style-name="P13">means any form of the work other than Source Code Form.</text:p>
      <text:p text:style-name="P12">1.7. “Larger Work” </text:p>
      <text:p text:style-name="P13">means a work that combines Covered Software with other material, in a separate file or files, that is not Covered Software.</text:p>
      <text:p text:style-name="P12">1.8. “License” </text:p>
      <text:p text:style-name="P13">means this document.</text:p>
      <text:p text:style-name="P12">1.9. “Licensable” </text:p>
      <text:p text:style-name="P13"><text:soft-page-break/>means having the right to grant, to the maximum extent possible, whether at the time of the initial grant or subsequently, any and all of the rights conveyed by this License.</text:p>
      <text:p text:style-name="P12">1.10. “Modifications” </text:p>
      <text:p text:style-name="P13">means any of the following:</text:p>
      <text:list xml:id="list8365632242797020952" text:style-name="L40">
        <text:list-item>
          <text:p text:style-name="P19">any file in Source Code Form that results from an addition to, deletion from, or modification of the contents of Covered Software; or</text:p>
        </text:list-item>
        <text:list-item>
          <text:p text:style-name="P19">any new file in Source Code Form that contains any Covered Software.</text:p>
        </text:list-item>
      </text:list>
      <text:p text:style-name="P12">1.11. “Patent Claims” of a Contributor </text:p>
      <text:p text:style-name="P13">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12">1.12. “Secondary License” </text:p>
      <text:p text:style-name="P13">means either the GNU General Public License, Version 2.0, the GNU Lesser General Public License, Version 2.1, the GNU Affero General Public License, Version 3.0, or any later versions of those licenses.</text:p>
      <text:p text:style-name="P12">1.13. “Source Code Form” </text:p>
      <text:p text:style-name="P13">means the form of the work preferred for making modifications.</text:p>
      <text:p text:style-name="P12">1.14. “You” (or “Your”) </text:p>
      <text:p text:style-name="P13">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72" text:outline-level="2"><text:bookmark text:name="license-grants-and-conditions"/>2. License Grants and Conditions</text:h>
      <text:h text:style-name="Heading_20_3" text:outline-level="3"><text:bookmark text:name="grants"/>2.1. Grants</text:h>
      <text:p text:style-name="Text_20_body">Each Contributor hereby grants You a world-wide, royalty-free, non-exclusive license:</text:p>
      <text:list xml:id="list2988224341710611612" text:style-name="L41">
        <text:list-item>
          <text:p text:style-name="P62">under intellectual property rights (other than patent or trademark) Licensable by such Contributor to use, reproduce, make available, <text:soft-page-break/>modify, display, perform, distribute, and otherwise exploit its Contributions, either on an unmodified basis, with Modifications, or as part of a Larger Work; and</text:p>
        </text:list-item>
        <text:list-item>
          <text:p text:style-name="P62">under Patent Claims of such Contributor to make, use, sell, offer for sale, have made, import, and otherwise transfer either its Contributions or its Contributor Version.</text:p>
        </text:list-item>
      </text:list>
      <text:h text:style-name="Heading_20_3" text:outline-level="3" text:is-list-header="true"><text:bookmark text:name="effective-date"/>2.2. Effective Date</text:h>
      <text:p text:style-name="Text_20_body">The licenses granted in Section 2.1 with respect to any Contribution become effective for each Contribution on the date the Contributor first distributes such Contribution.</text:p>
      <text:h text:style-name="Heading_20_3" text:outline-level="3"><text:bookmark text:name="limitations-on-grant-scope"/>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2229343921543983423" text:style-name="L42">
        <text:list-item>
          <text:p text:style-name="P63">for any code that a Contributor has removed from Covered Software; or</text:p>
        </text:list-item>
        <text:list-item>
          <text:p text:style-name="P63">for infringements caused by: (i) Your and any other third party’s modifications of Covered Software, or (ii) the combination of its Contributions with other software (except as part of its Contributor Version); or</text:p>
        </text:list-item>
        <text:list-item>
          <text:p text:style-name="P63">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text:bookmark text:name="subsequent-licenses"/>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text:bookmark text:name="representation"/>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text:bookmark text:name="fair-use"/>2.6. Fair Use</text:h>
      <text:p text:style-name="Text_20_body">This License is not intended to limit any rights You have under applicable copyright doctrines of fair use, fair dealing, or other equivalents.</text:p>
      <text:h text:style-name="Heading_20_3" text:outline-level="3"><text:bookmark text:name="conditions"/>2.7. Conditions</text:h>
      <text:p text:style-name="Text_20_body">Sections 3.1, 3.2, 3.3, and 3.4 are conditions of the licenses granted in <text:soft-page-break/>Section 2.1.</text:p>
      <text:h text:style-name="P72" text:outline-level="2"><text:bookmark text:name="responsibilities"/>3. Responsibilities</text:h>
      <text:h text:style-name="Heading_20_3" text:outline-level="3"><text:bookmark text:name="distribution-of-source-form"/>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text:bookmark text:name="distribution-of-executable-form"/>3.2. Distribution of Executable Form</text:h>
      <text:p text:style-name="Text_20_body">If You distribute Covered Software in Executable Form then:</text:p>
      <text:list xml:id="list5493563151130644426" text:style-name="L43">
        <text:list-item>
          <text:p text:style-name="P64">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64">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h text:style-name="Heading_20_3" text:outline-level="3" text:is-list-header="true"><text:bookmark text:name="distribution-of-a-larger-work"/>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text:bookmark text:name="notices"/>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text:bookmark text:name="application-of-additional-terms"/>3.5. Application of Additional Terms</text:h>
      <text:p text:style-name="Text_20_body">You may choose to offer, and to charge a fee for, warranty, support, indemnity or liability obligations to one or more recipients of Covered Software. However, You may do so only on Your own behalf, and not on behalf of any Contributor. You must make it absolutely clear that any such warranty, <text:soft-page-break/>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72" text:outline-level="2"><text:bookmark text:name="inability-to-comply-due-to-statute-or-regulation"/>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72" text:outline-level="2"><text:bookmark text:name="termination"/>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72" text:outline-level="2"><text:bookmark text:name="disclaimer-of-warranty"/>6. Disclaimer of Warranty</text:h>
      <text:p text:style-name="Text_20_body"><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prove defective in any respect, You (not any Contributor) assume the cost of any necessary servicing, repair, or correction. This disclaimer of warranty constitutes an essential part of this License. No </text:span><text:soft-page-break/><text:span text:style-name="Emphasis">use of any Covered Software is authorized under this License except under this disclaimer.</text:span></text:p>
      <text:h text:style-name="P72" text:outline-level="2"><text:bookmark text:name="limitation-of-liability"/>7. Limitation of Liability</text:h>
      <text:p text:style-name="Text_20_body"><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P72" text:outline-level="2"><text:bookmark text:name="litigation"/>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72" text:outline-level="2"><text:bookmark text:name="miscellaneous"/>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72" text:outline-level="2"><text:bookmark text:name="versions-of-the-license"/>10. Versions of the License</text:h>
      <text:h text:style-name="Heading_20_3" text:outline-level="3"><text:bookmark text:name="new-versions"/>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text:bookmark text:name="effect-of-new-versions"/>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text:bookmark text:name="modified-versions"/>10.3. Modified Versions</text:h>
      <text:p text:style-name="Text_20_body">If you create software not governed by this License, and you want to create a <text:soft-page-break/>new license for such software, you may create and use a modified version of this License if you rename the license and remove any references to the name of the license steward (except to note that such modified license differs from this License).</text:p>
      <text:h text:style-name="Heading_20_3" text:outline-level="3"><text:bookmark text:name="distributing-source-code-form-that-is-incompatible-with-secondary-licenses"/>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P72" text:outline-level="2"><text:bookmark text:name="exhibit-a---source-code-form-license-notice"/>Exhibit A - Source Code Form License Notice</text:h>
      <text:p text:style-name="Quotations">This Source Code Form is subject to the terms of the Mozilla Public License, v. 2.0. If a copy of the MPL was not distributed with this file, You can obtain one at http://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P72" text:outline-level="2"><text:bookmark text:name="exhibit-b---incompatible-with-secondary-licenses-notice"/>Exhibit B - “Incompatible With Secondary Licenses” Notice</text:h>
      <text:p text:style-name="Quotations">This Source Code Form is “Incompatible With Secondary Licenses”, as defined by the Mozilla Public License, v. 2.0.</text:p>
      <text:h text:style-name="Heading_20_1" text:outline-level="1"><text:bookmark-start text:name="__RefHeading__12201_1300998327"/>SIL O<text:span text:style-name="T8">pen</text:span> F<text:span text:style-name="T8">ont</text:span> L<text:span text:style-name="T8">icense</text:span> Version 1.1<text:span text:style-name="T7"> – 26</text:span>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Copyright Holder(s) under this license and clearly marked as such. This may include source files, build scripts and documentation.</text:p>
      <text:p text:style-name="Standard"><text:soft-page-break/>"Reserved Font Name" refers to any names specified as such after the copyright statement(s).</text:p>
      <text:p text:style-name="Standard">"Original Version" refers to the collection of Font Software components as distributed by the Copyright Holder(s).</text:p>
      <text:p text:style-name="Standard">"Modified Version" refers to any derivative made by adding to, deleting, or substituting<text:span text:style-name="T7"> – </text:span>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DISCLAIMER THE FONT SOFTWARE IS PROVIDED "AS IS", WITHOUT WARRANTY OF ANY KIND, EXPRESS OR IMPLIED, INCLUDING BUT NOT <text:soft-page-break/>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73" text:outline-level="1"><text:bookmark-start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1646792951605446192" text:style-name="L44">
        <text:list-item>
          <text:p text:style-name="P56">You must give any other recipients of the Work or Derivative Works a copy of this License; and</text:p>
        </text:list-item>
        <text:list-item>
          <text:p text:style-name="P56">You must cause any modified files to carry prominent notices stating that You changed the files; and</text:p>
        </text:list-item>
        <text:list-item>
          <text:p text:style-name="P56">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56">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11"><text:s text:c="3"/>limitations under the License.</text:p>
      <text:h text:style-name="P73" text:outline-level="1"><text:bookmark-start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73" text:outline-level="1"><text:bookmark-start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5678665896997618947" text:style-name="L45">
        <text:list-item>
          <text:p text:style-name="P57"><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57"><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text:soft-page-break/>(as defined below) for the purposes of this License. </text:p>
        </text:list-item>
        <text:list-item>
          <text:p text:style-name="P57"><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 </text:p>
        </text:list-item>
        <text:list-item>
          <text:p text:style-name="P57"><text:span text:style-name="Strong_20_Emphasis">"Distribute"</text:span> means to make available to the public the original and copies of the Work or Adaptation, as appropriate, through sale or other transfer of ownership. </text:p>
        </text:list-item>
        <text:list-item>
          <text:p text:style-name="P57"><text:span text:style-name="Strong_20_Emphasis">"License Elements"</text:span> means the following high-level license attributes as selected by Licensor and indicated in the title of this License: Attribution, ShareAlike. </text:p>
        </text:list-item>
        <text:list-item>
          <text:p text:style-name="P57"><text:span text:style-name="Strong_20_Emphasis">"Licensor"</text:span> means the individual, individuals, entity or entities that offer(s) the Work under the terms of this License. </text:p>
        </text:list-item>
        <text:list-item>
          <text:p text:style-name="P57"><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57"><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text:soft-page-break/>performer to the extent it is not otherwise considered a literary or artistic work. </text:p>
        </text:list-item>
        <text:list-item>
          <text:p text:style-name="P57"><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57"><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57"><text:span text:style-name="Strong_20_Emphasis">"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9177076065559132015" text:style-name="L46">
        <text:list-item>
          <text:p text:style-name="P58">to Reproduce the Work, to incorporate the Work into one or more Collections, and to Reproduce the Work as incorporated in the Collections; </text:p>
        </text:list-item>
        <text:list-item>
          <text:p text:style-name="P58">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58">to Distribute and Publicly Perform the Work including as incorporated in Collections; and, </text:p>
        </text:list-item>
        <text:list-item>
          <text:p text:style-name="P58">to Distribute and Publicly Perform Adaptations. </text:p>
        </text:list-item>
        <text:list-item>
          <text:p text:style-name="P58"><text:soft-page-break/>For the avoidance of doubt:</text:p>
          <text:list>
            <text:list-item>
              <text:p text:style-name="P58"><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58"><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58"><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1129412730779131571" text:style-name="L47">
        <text:list-item>
          <text:p text:style-name="P59">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 </text:p>
        </text:list-item>
        <text:list-item>
          <text:p text:style-name="P59"><text:soft-page-break/>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59">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text:soft-page-break/>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59">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7393781669277333559" text:style-name="L48">
        <text:list-item>
          <text:p text:style-name="P60">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60"><text:soft-page-break/>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8298998547912897766" text:style-name="L49">
        <text:list-item>
          <text:p text:style-name="P61">Each time You Distribute or Publicly Perform the Work or a Collection, the Licensor offers to the recipient a license to the Work on the same terms and conditions as the license granted to You under this License. </text:p>
        </text:list-item>
        <text:list-item>
          <text:p text:style-name="P61">Each time You Distribute or Publicly Perform an Adaptation, Licensor offers to the recipient a license to the original Work on the same terms and conditions as the license granted to You under this License. </text:p>
        </text:list-item>
        <text:list-item>
          <text:p text:style-name="P61">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61">No term or provision of this License shall be deemed waived and no breach consented to unless such waiver or consent shall be in writing and signed by the party to be charged with such waiver or consent. </text:p>
        </text:list-item>
        <text:list-item>
          <text:p text:style-name="P61">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61">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text:soft-page-break/>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1181in" style:contextual-spacing="false"/>
      <style:text-properties fo:language="en" fo:country="U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style: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contextual-spacing="false"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2-12-05T10:19:38</dc:date>
    <meta:editing-duration>P5DT22H50M12S</meta:editing-duration>
    <meta:editing-cycles>199</meta:editing-cycles>
    <meta:generator>LibreOffice/4.0$Linux_X86_64 LibreOffice_project/03dc19955cbf3d302e9b7621f135f1e1bf949cc</meta:generator>
    <meta:keyword>License</meta:keyword>
    <meta:keyword>GPL</meta:keyword>
    <meta:keyword>LGPL</meta:keyword>
    <meta:keyword>MPL</meta:keyword>
    <meta:keyword>Apache</meta:keyword>
    <meta:keyword>CC</meta:keyword>
    <dc:subject>LibreOffice Licensing and Legal information</dc:subject>
    <dc:title>Licensing and Legal information</dc:title>
    <meta:document-statistic meta:table-count="0" meta:image-count="0" meta:object-count="0" meta:page-count="186" meta:paragraph-count="2771" meta:word-count="64659" meta:character-count="400746" meta:non-whitespace-character-count="337544"/>
  </office:meta>
</office:document-meta>
</file>